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256in"/>
    </style:style>
    <style:style style:name="co2" style:family="table-column">
      <style:table-column-properties fo:break-before="auto" style:column-width="0.6965in"/>
    </style:style>
    <style:style style:name="co3" style:family="table-column">
      <style:table-column-properties fo:break-before="auto" style:column-width="0.6854in"/>
    </style:style>
    <style:style style:name="co4" style:family="table-column">
      <style:table-column-properties fo:break-before="auto" style:column-width="0.7075in"/>
    </style:style>
    <style:style style:name="co5" style:family="table-column">
      <style:table-column-properties fo:break-before="auto" style:column-width="0.629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09in" fo:break-before="auto" style:use-optimal-row-height="true"/>
    </style:style>
    <style:style style:name="ro3" style:family="table-row">
      <style:table-row-properties style:row-height="3.2563in" fo:break-before="auto" style:use-optimal-row-height="false"/>
    </style:style>
    <style:style style:name="ro4" style:family="table-row">
      <style:table-row-properties style:row-height="3.304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gr1" style:family="graphic">
      <style:graphic-properties draw:ole-draw-aspect="1"/>
    </style:style>
  </office:automatic-styles>
  <office:body>
    <office:spreadsheet>
      <table:table table:name="Sheet2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5" table:default-cell-style-name="Default"/>
        <table:table-row table:style-name="ro1">
          <table:table-cell office:value-type="string">
            <text:p>words</text:p>
          </table:table-cell>
          <table:table-cell table:style-name="Default" office:value-type="string">
            <text:p>the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to</text:p>
          </table:table-cell>
          <table:table-cell table:style-name="Default" office:value-type="string">
            <text:p>and</text:p>
          </table:table-cell>
          <table:table-cell table:style-name="Default" office:value-type="string">
            <text:p>of</text:p>
          </table:table-cell>
          <table:table-cell table:style-name="Default" office:value-type="string">
            <text:p>I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i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it</text:p>
          </table:table-cell>
          <table:table-cell table:style-name="Default" office:value-type="string">
            <text:p>that</text:p>
          </table:table-cell>
          <table:table-cell table:style-name="Default" office:value-type="string">
            <text:p>for</text:p>
          </table:table-cell>
          <table:table-cell table:style-name="Default" office:value-type="string">
            <text:p>on</text:p>
          </table:table-cell>
          <table:table-cell table:style-name="Default" office:value-type="string">
            <text:p>you</text:p>
          </table:table-cell>
          <table:table-cell table:style-name="Default" office:value-type="string">
            <text:p>with</text:p>
          </table:table-cell>
          <table:table-cell table:style-name="Default" office:value-type="string">
            <text:p>are</text:p>
          </table:table-cell>
          <table:table-cell table:style-name="Default" office:value-type="string">
            <text:p>this</text:p>
          </table:table-cell>
          <table:table-cell table:style-name="Default" office:value-type="string">
            <text:p>have</text:p>
          </table:table-cell>
          <table:table-cell table:style-name="Default" office:value-type="string">
            <text:p>The</text:p>
          </table:table-cell>
          <table:table-cell table:style-name="Default" office:value-type="string">
            <text:p>or</text:p>
          </table:table-cell>
          <table:table-cell table:style-name="Default" office:value-type="string">
            <text:p>but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string">
            <text:p>Giles Bowkett '08</text:p>
          </table:table-cell>
          <table:table-cell office:value-type="float" office:value="0.0379199776941308">
            <text:p>0.03792</text:p>
          </table:table-cell>
          <table:table-cell office:value-type="float" office:value="0.0262093963474139">
            <text:p>0.02621</text:p>
          </table:table-cell>
          <table:table-cell office:value-type="float" office:value="0.0243970444723268">
            <text:p>0.02440</text:p>
          </table:table-cell>
          <table:table-cell office:value-type="float" office:value="0.0232817510107347">
            <text:p>0.02328</text:p>
          </table:table-cell>
          <table:table-cell office:value-type="float" office:value="0.0195176355778614">
            <text:p>0.01952</text:p>
          </table:table-cell>
          <table:table-cell office:value-type="float" office:value="0.0186811654816674">
            <text:p>0.01868</text:p>
          </table:table-cell>
          <table:table-cell office:value-type="float" office:value="0.0164505785584832">
            <text:p>0.01645</text:p>
          </table:table-cell>
          <table:table-cell office:value-type="float" office:value="0.013801756587202">
            <text:p>0.01380</text:p>
          </table:table-cell>
          <table:table-cell office:value-type="float" office:value="0.013244109856406">
            <text:p>0.01324</text:p>
          </table:table-cell>
          <table:table-cell office:value-type="float" office:value="0.0122682280775129">
            <text:p>0.01227</text:p>
          </table:table-cell>
          <table:table-cell office:value-type="float" office:value="0.0107346995678238">
            <text:p>0.01073</text:p>
          </table:table-cell>
          <table:table-cell office:value-type="float" office:value="0.00920117105813467">
            <text:p>0.00920</text:p>
          </table:table-cell>
          <table:table-cell office:value-type="float" office:value="0.00850411264463962">
            <text:p>0.00850</text:p>
          </table:table-cell>
          <table:table-cell office:value-type="float" office:value="0.00836470096194061">
            <text:p>0.00836</text:p>
          </table:table-cell>
          <table:table-cell office:value-type="float" office:value="0.00752823086574655">
            <text:p>0.00753</text:p>
          </table:table-cell>
          <table:table-cell table:number-columns-repeated="2" office:value-type="float" office:value="0.0068311724522515">
            <text:p>0.00683</text:p>
          </table:table-cell>
          <table:table-cell office:value-type="float" office:value="0.00627352572145546">
            <text:p>0.00627</text:p>
          </table:table-cell>
          <table:table-cell office:value-type="float" office:value="0.00571587899065942">
            <text:p>0.00572</text:p>
          </table:table-cell>
          <table:table-cell office:value-type="float" office:value="0.00557646730796041">
            <text:p>0.00558</text:p>
          </table:table-cell>
          <table:table-cell office:value-type="float" office:value="0.00473999721176635">
            <text:p>0.00474</text:p>
          </table:table-cell>
          <table:table-cell office:value-type="float" office:value="7173">
            <text:p>7173</text:p>
          </table:table-cell>
        </table:table-row>
        <table:table-row table:style-name="ro2">
          <table:table-cell office:value-type="string">
            <text:p>Giles Bowkett '07</text:p>
          </table:table-cell>
          <table:table-cell office:value-type="float" office:value="0.0366984612219103">
            <text:p>0.03670</text:p>
          </table:table-cell>
          <table:table-cell office:value-type="float" office:value="0.0261460002057583">
            <text:p>0.02615</text:p>
          </table:table-cell>
          <table:table-cell office:value-type="float" office:value="0.0263076674358108">
            <text:p>0.02631</text:p>
          </table:table-cell>
          <table:table-cell office:value-type="float" office:value="0.0202157522670155">
            <text:p>0.02022</text:p>
          </table:table-cell>
          <table:table-cell office:value-type="float" office:value="0.0196572654722888">
            <text:p>0.01966</text:p>
          </table:table-cell>
          <table:table-cell office:value-type="float" office:value="0.0172469540424156">
            <text:p>0.01725</text:p>
          </table:table-cell>
          <table:table-cell office:value-type="float" office:value="0.0147484604870593">
            <text:p>0.01475</text:p>
          </table:table-cell>
          <table:table-cell office:value-type="float" office:value="0.016468011933981">
            <text:p>0.01647</text:p>
          </table:table-cell>
          <table:table-cell office:value-type="float" office:value="0.0147852030393439">
            <text:p>0.01479</text:p>
          </table:table-cell>
          <table:table-cell office:value-type="float" office:value="0.0150277038844226">
            <text:p>0.01503</text:p>
          </table:table-cell>
          <table:table-cell office:value-type="float" office:value="0.013616789876692">
            <text:p>0.01362</text:p>
          </table:table-cell>
          <table:table-cell office:value-type="float" office:value="0.00831116532678826">
            <text:p>0.00831</text:p>
          </table:table-cell>
          <table:table-cell office:value-type="float" office:value="0.00654752281712497">
            <text:p>0.00655</text:p>
          </table:table-cell>
          <table:table-cell office:value-type="float" office:value="0.0146896724034038">
            <text:p>0.01469</text:p>
          </table:table-cell>
          <table:table-cell office:value-type="float" office:value="0.00595964198057054">
            <text:p>0.00596</text:p>
          </table:table-cell>
          <table:table-cell office:value-type="float" office:value="0.00482062285974633">
            <text:p>0.00482</text:p>
          </table:table-cell>
          <table:table-cell office:value-type="float" office:value="0.00658426536940962">
            <text:p>0.00658</text:p>
          </table:table-cell>
          <table:table-cell office:value-type="float" office:value="0.00496024455842801">
            <text:p>0.00496</text:p>
          </table:table-cell>
          <table:table-cell office:value-type="float" office:value="0.00501903264208345">
            <text:p>0.00502</text:p>
          </table:table-cell>
          <table:table-cell office:value-type="float" office:value="0.00378448288531915">
            <text:p>0.00378</text:p>
          </table:table-cell>
          <table:table-cell office:value-type="float" office:value="0.00618009729427845">
            <text:p>0.00618</text:p>
          </table:table-cell>
          <table:table-cell office:value-type="float" office:value="136082">
            <text:p>136082</text:p>
          </table:table-cell>
        </table:table-row>
        <table:table-row table:style-name="ro2">
          <table:table-cell office:value-type="string">
            <text:p>Giles Bowkett '06</text:p>
          </table:table-cell>
          <table:table-cell office:value-type="float" office:value="0.0375292056074766">
            <text:p>0.03753</text:p>
          </table:table-cell>
          <table:table-cell office:value-type="float" office:value="0.0219772196261682">
            <text:p>0.02198</text:p>
          </table:table-cell>
          <table:table-cell office:value-type="float" office:value="0.0237295560747664">
            <text:p>0.02373</text:p>
          </table:table-cell>
          <table:table-cell office:value-type="float" office:value="0.0202978971962617">
            <text:p>0.02030</text:p>
          </table:table-cell>
          <table:table-cell office:value-type="float" office:value="0.0178884345794393">
            <text:p>0.01789</text:p>
          </table:table-cell>
          <table:table-cell office:value-type="float" office:value="0.0185455607476636">
            <text:p>0.01855</text:p>
          </table:table-cell>
          <table:table-cell office:value-type="float" office:value="0.0158440420560748">
            <text:p>0.01584</text:p>
          </table:table-cell>
          <table:table-cell office:value-type="float" office:value="0.0156980140186916">
            <text:p>0.01570</text:p>
          </table:table-cell>
          <table:table-cell office:value-type="float" office:value="0.0132155373831776">
            <text:p>0.01322</text:p>
          </table:table-cell>
          <table:table-cell office:value-type="float" office:value="0.017231308411215">
            <text:p>0.01723</text:p>
          </table:table-cell>
          <table:table-cell office:value-type="float" office:value="0.0145297897196262">
            <text:p>0.01453</text:p>
          </table:table-cell>
          <table:table-cell office:value-type="float" office:value="0.00985689252336449">
            <text:p>0.00986</text:p>
          </table:table-cell>
          <table:table-cell office:value-type="float" office:value="0.00503796728971963">
            <text:p>0.00504</text:p>
          </table:table-cell>
          <table:table-cell office:value-type="float" office:value="0.0126314252336449">
            <text:p>0.01263</text:p>
          </table:table-cell>
          <table:table-cell office:value-type="float" office:value="0.0064982476635514">
            <text:p>0.00650</text:p>
          </table:table-cell>
          <table:table-cell office:value-type="float" office:value="0.00313960280373832">
            <text:p>0.00314</text:p>
          </table:table-cell>
          <table:table-cell office:value-type="float" office:value="0.00708235981308411">
            <text:p>0.00708</text:p>
          </table:table-cell>
          <table:table-cell office:value-type="float" office:value="0.0032856308411215">
            <text:p>0.00329</text:p>
          </table:table-cell>
          <table:table-cell office:value-type="float" office:value="0.00394275700934579">
            <text:p>0.00394</text:p>
          </table:table-cell>
          <table:table-cell office:value-type="float" office:value="0.0032856308411215">
            <text:p>0.00329</text:p>
          </table:table-cell>
          <table:table-cell office:value-type="float" office:value="0.00598714953271028">
            <text:p>0.00599</text:p>
          </table:table-cell>
          <table:table-cell office:value-type="float" office:value="13696">
            <text:p>13696</text:p>
          </table:table-cell>
        </table:table-row>
        <table:table-row table:style-name="ro3">
          <table:table-cell>
            <draw:frame table:end-cell-address="Sheet2.K5" table:end-x="0.024in" table:end-y="3.2012in" draw:z-index="0" draw:style-name="gr1" svg:width="7.5283in" svg:height="3.1614in" svg:x="0.0394in" svg:y="0.0398in">
              <draw:object draw:notify-on-update-of-ranges="Sheet2.A1:Sheet2.A1 Sheet2.B1:Sheet2.V1 Sheet2.A2:Sheet2.A2 Sheet2.B2:Sheet2.V2 Sheet2.A3:Sheet2.A3 Sheet2.B3:Sheet2.V3 Sheet2.A4:Sheet2.A4 Sheet2.B4:Sheet2.V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Default" table:number-columns-repeated="21"/>
          <table:table-cell/>
        </table:table-row>
        <table:table-row table:style-name="ro1">
          <table:table-cell office:value-type="string">
            <text:p>words</text:p>
          </table:table-cell>
          <table:table-cell table:style-name="Default" office:value-type="string">
            <text:p>the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to</text:p>
          </table:table-cell>
          <table:table-cell table:style-name="Default" office:value-type="string">
            <text:p>and</text:p>
          </table:table-cell>
          <table:table-cell table:style-name="Default" office:value-type="string">
            <text:p>of</text:p>
          </table:table-cell>
          <table:table-cell table:style-name="Default" office:value-type="string">
            <text:p>I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i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it</text:p>
          </table:table-cell>
          <table:table-cell table:style-name="Default" office:value-type="string">
            <text:p>that</text:p>
          </table:table-cell>
          <table:table-cell table:style-name="Default" office:value-type="string">
            <text:p>for</text:p>
          </table:table-cell>
          <table:table-cell table:style-name="Default" office:value-type="string">
            <text:p>on</text:p>
          </table:table-cell>
          <table:table-cell table:style-name="Default" office:value-type="string">
            <text:p>you</text:p>
          </table:table-cell>
          <table:table-cell table:style-name="Default" office:value-type="string">
            <text:p>with</text:p>
          </table:table-cell>
          <table:table-cell table:style-name="Default" office:value-type="string">
            <text:p>are</text:p>
          </table:table-cell>
          <table:table-cell table:style-name="Default" office:value-type="string">
            <text:p>this</text:p>
          </table:table-cell>
          <table:table-cell table:style-name="Default" office:value-type="string">
            <text:p>have</text:p>
          </table:table-cell>
          <table:table-cell table:style-name="Default" office:value-type="string">
            <text:p>The</text:p>
          </table:table-cell>
          <table:table-cell table:style-name="Default" office:value-type="string">
            <text:p>or</text:p>
          </table:table-cell>
          <table:table-cell table:style-name="Default" office:value-type="string">
            <text:p>but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string">
            <text:p>Giles Bowkett</text:p>
          </table:table-cell>
          <table:table-cell table:formula="oooc:=SUM([.B2:.B4]) / 3" office:value-type="float" office:value="0.0373825481745059">
            <text:p>0.03738</text:p>
          </table:table-cell>
          <table:table-cell table:formula="oooc:=SUM([.C2:.C4]) / 3" office:value-type="float" office:value="0.0247775387264468">
            <text:p>0.02478</text:p>
          </table:table-cell>
          <table:table-cell table:formula="oooc:=SUM([.D2:.D4]) / 3" office:value-type="float" office:value="0.024811422660968">
            <text:p>0.02481</text:p>
          </table:table-cell>
          <table:table-cell table:formula="oooc:=SUM([.E2:.E4]) / 3" office:value-type="float" office:value="0.0212651334913373">
            <text:p>0.02127</text:p>
          </table:table-cell>
          <table:table-cell table:formula="oooc:=SUM([.F2:.F4]) / 3" office:value-type="float" office:value="0.0190211118765298">
            <text:p>0.01902</text:p>
          </table:table-cell>
          <table:table-cell table:formula="oooc:=SUM([.G2:.G4]) / 3" office:value-type="float" office:value="0.0181578934239155">
            <text:p>0.01816</text:p>
          </table:table-cell>
          <table:table-cell table:formula="oooc:=SUM([.H2:.H4]) / 3" office:value-type="float" office:value="0.0156810270338724">
            <text:p>0.01568</text:p>
          </table:table-cell>
          <table:table-cell table:formula="oooc:=SUM([.I2:.I4]) / 3" office:value-type="float" office:value="0.0153225941799582">
            <text:p>0.01532</text:p>
          </table:table-cell>
          <table:table-cell table:formula="oooc:=SUM([.J2:.J4]) / 3" office:value-type="float" office:value="0.0137482834263092">
            <text:p>0.01375</text:p>
          </table:table-cell>
          <table:table-cell table:formula="oooc:=SUM([.K2:.K4]) / 3" office:value-type="float" office:value="0.0148424134577168">
            <text:p>0.01484</text:p>
          </table:table-cell>
          <table:table-cell table:formula="oooc:=SUM([.L2:.L4]) / 3" office:value-type="float" office:value="0.0129604263880473">
            <text:p>0.01296</text:p>
          </table:table-cell>
          <table:table-cell table:formula="oooc:=SUM([.M2:.M4]) / 3" office:value-type="float" office:value="0.00912307630276247">
            <text:p>0.00912</text:p>
          </table:table-cell>
          <table:table-cell table:formula="oooc:=SUM([.N2:.N4]) / 3" office:value-type="float" office:value="0.00669653425049474">
            <text:p>0.00670</text:p>
          </table:table-cell>
          <table:table-cell table:formula="oooc:=SUM([.O2:.O4]) / 3" office:value-type="float" office:value="0.0118952661996631">
            <text:p>0.01190</text:p>
          </table:table-cell>
          <table:table-cell table:formula="oooc:=SUM([.P2:.P4]) / 3" office:value-type="float" office:value="0.00666204016995616">
            <text:p>0.00666</text:p>
          </table:table-cell>
          <table:table-cell table:formula="oooc:=SUM([.Q2:.Q4]) / 3" office:value-type="float" office:value="0.00493046603857872">
            <text:p>0.00493</text:p>
          </table:table-cell>
          <table:table-cell table:formula="oooc:=SUM([.R2:.R4]) / 3" office:value-type="float" office:value="0.00683259921158174">
            <text:p>0.00683</text:p>
          </table:table-cell>
          <table:table-cell table:formula="oooc:=SUM([.S2:.S4]) / 3" office:value-type="float" office:value="0.00483980037366832">
            <text:p>0.00484</text:p>
          </table:table-cell>
          <table:table-cell table:formula="oooc:=SUM([.T2:.T4]) / 3" office:value-type="float" office:value="0.00489255621402955">
            <text:p>0.00489</text:p>
          </table:table-cell>
          <table:table-cell table:formula="oooc:=SUM([.U2:.U4]) / 3" office:value-type="float" office:value="0.00421552701146702">
            <text:p>0.00422</text:p>
          </table:table-cell>
          <table:table-cell table:formula="oooc:=SUM([.V2:.V4]) / 3" office:value-type="float" office:value="0.00563574801291836">
            <text:p>0.00564</text:p>
          </table:table-cell>
          <table:table-cell/>
        </table:table-row>
        <table:table-row table:style-name="ro1">
          <table:table-cell office:value-type="string">
            <text:p>Zed Shaw</text:p>
          </table:table-cell>
          <table:table-cell office:value-type="float" office:value="0.0335371179039301">
            <text:p>0.03354</text:p>
          </table:table-cell>
          <table:table-cell office:value-type="float" office:value="0.022882096069869">
            <text:p>0.02288</text:p>
          </table:table-cell>
          <table:table-cell office:value-type="float" office:value="0.0323144104803493">
            <text:p>0.03231</text:p>
          </table:table-cell>
          <table:table-cell office:value-type="float" office:value="0.0289956331877729">
            <text:p>0.02900</text:p>
          </table:table-cell>
          <table:table-cell office:value-type="float" office:value="0.0120524017467249">
            <text:p>0.01205</text:p>
          </table:table-cell>
          <table:table-cell office:value-type="float" office:value="0.0309170305676856">
            <text:p>0.03092</text:p>
          </table:table-cell>
          <table:table-cell office:value-type="float" office:value="0.0120524017467249">
            <text:p>0.01205</text:p>
          </table:table-cell>
          <table:table-cell office:value-type="float" office:value="0.00995633187772926">
            <text:p>0.00996</text:p>
          </table:table-cell>
          <table:table-cell office:value-type="float" office:value="0.0104803493449782">
            <text:p>0.01048</text:p>
          </table:table-cell>
          <table:table-cell office:value-type="float" office:value="0.0118777292576419">
            <text:p>0.01188</text:p>
          </table:table-cell>
          <table:table-cell office:value-type="float" office:value="0.0122270742358079">
            <text:p>0.01223</text:p>
          </table:table-cell>
          <table:table-cell office:value-type="float" office:value="0.0103056768558952">
            <text:p>0.01031</text:p>
          </table:table-cell>
          <table:table-cell office:value-type="float" office:value="0.0101310043668122">
            <text:p>0.01013</text:p>
          </table:table-cell>
          <table:table-cell office:value-type="float" office:value="0.0106550218340611">
            <text:p>0.01066</text:p>
          </table:table-cell>
          <table:table-cell office:value-type="float" office:value="0.00803493449781659">
            <text:p>0.00803</text:p>
          </table:table-cell>
          <table:table-cell table:number-columns-repeated="2" office:value-type="float" office:value="0.00436681222707424">
            <text:p>0.00437</text:p>
          </table:table-cell>
          <table:table-cell office:value-type="float" office:value="0.00489082969432314">
            <text:p>0.00489</text:p>
          </table:table-cell>
          <table:table-cell office:value-type="float" office:value="0.00419213973799127">
            <text:p>0.00419</text:p>
          </table:table-cell>
          <table:table-cell table:number-columns-repeated="2" office:value-type="float" office:value="0.00558951965065502">
            <text:p>0.00559</text:p>
          </table:table-cell>
          <table:table-cell office:value-type="float" office:value="5725">
            <text:p>5725</text:p>
          </table:table-cell>
        </table:table-row>
        <table:table-row table:style-name="ro1">
          <table:table-cell office:value-type="string">
            <text:p>DHH</text:p>
          </table:table-cell>
          <table:table-cell office:value-type="float" office:value="0.0449193435045364">
            <text:p>0.04492</text:p>
          </table:table-cell>
          <table:table-cell office:value-type="float" office:value="0.0244858441213673">
            <text:p>0.02449</text:p>
          </table:table-cell>
          <table:table-cell office:value-type="float" office:value="0.028405453097428">
            <text:p>0.02841</text:p>
          </table:table-cell>
          <table:table-cell office:value-type="float" office:value="0.0202929556350235">
            <text:p>0.02029</text:p>
          </table:table-cell>
          <table:table-cell office:value-type="float" office:value="0.0283898371254119">
            <text:p>0.02839</text:p>
          </table:table-cell>
          <table:table-cell office:value-type="float" office:value="0.0171619532457798">
            <text:p>0.01716</text:p>
          </table:table-cell>
          <table:table-cell office:value-type="float" office:value="0.0132033043396786">
            <text:p>0.01320</text:p>
          </table:table-cell>
          <table:table-cell office:value-type="float" office:value="0.0114465074878586">
            <text:p>0.01145</text:p>
          </table:table-cell>
          <table:table-cell office:value-type="float" office:value="0.0118603307462873">
            <text:p>0.01186</text:p>
          </table:table-cell>
          <table:table-cell office:value-type="float" office:value="0.0112825397816887">
            <text:p>0.01128</text:p>
          </table:table-cell>
          <table:table-cell office:value-type="float" office:value="0.0141324546746412">
            <text:p>0.01413</text:p>
          </table:table-cell>
          <table:table-cell office:value-type="float" office:value="0.011134188047535">
            <text:p>0.01113</text:p>
          </table:table-cell>
          <table:table-cell office:value-type="float" office:value="0.0100176460483783">
            <text:p>0.01002</text:p>
          </table:table-cell>
          <table:table-cell office:value-type="float" office:value="0.00796414572825085">
            <text:p>0.00796</text:p>
          </table:table-cell>
          <table:table-cell office:value-type="float" office:value="0.00825304121055015">
            <text:p>0.00825</text:p>
          </table:table-cell>
          <table:table-cell office:value-type="float" office:value="0.00348236175960773">
            <text:p>0.00348</text:p>
          </table:table-cell>
          <table:table-cell office:value-type="float" office:value="0.00394303293408498">
            <text:p>0.00394</text:p>
          </table:table-cell>
          <table:table-cell office:value-type="float" office:value="0.00466136764682918">
            <text:p>0.00466</text:p>
          </table:table-cell>
          <table:table-cell office:value-type="float" office:value="0.00459109577275638">
            <text:p>0.00459</text:p>
          </table:table-cell>
          <table:table-cell office:value-type="float" office:value="0.00281087496291207">
            <text:p>0.00281</text:p>
          </table:table-cell>
          <table:table-cell office:value-type="float" office:value="0.00330277808142168">
            <text:p>0.00330</text:p>
          </table:table-cell>
          <table:table-cell office:value-type="float" office:value="128074">
            <text:p>128074</text:p>
          </table:table-cell>
        </table:table-row>
        <table:table-row table:style-name="ro2">
          <table:table-cell office:value-type="string">
            <text:p>Amy Hoy</text:p>
          </table:table-cell>
          <table:table-cell office:value-type="float" office:value="0.0394902171961946">
            <text:p>0.03949</text:p>
          </table:table-cell>
          <table:table-cell office:value-type="float" office:value="0.0226769580566026">
            <text:p>0.02268</text:p>
          </table:table-cell>
          <table:table-cell office:value-type="float" office:value="0.026984981750733">
            <text:p>0.02698</text:p>
          </table:table-cell>
          <table:table-cell office:value-type="float" office:value="0.0217794531203255">
            <text:p>0.02178</text:p>
          </table:table-cell>
          <table:table-cell office:value-type="float" office:value="0.0197451085980973">
            <text:p>0.01975</text:p>
          </table:table-cell>
          <table:table-cell office:value-type="float" office:value="0.0159755878657333">
            <text:p>0.01598</text:p>
          </table:table-cell>
          <table:table-cell office:value-type="float" office:value="0.0150780829294561">
            <text:p>0.01508</text:p>
          </table:table-cell>
          <table:table-cell office:value-type="float" office:value="0.0104110572608149">
            <text:p>0.01041</text:p>
          </table:table-cell>
          <table:table-cell office:value-type="float" office:value="0.0117872314964399">
            <text:p>0.01179</text:p>
          </table:table-cell>
          <table:table-cell office:value-type="float" office:value="0.0154969185663854">
            <text:p>0.01550</text:p>
          </table:table-cell>
          <table:table-cell office:value-type="float" office:value="0.0125650691078801">
            <text:p>0.01257</text:p>
          </table:table-cell>
          <table:table-cell office:value-type="float" office:value="0.00843654640100521">
            <text:p>0.00844</text:p>
          </table:table-cell>
          <table:table-cell office:value-type="float" office:value="0.00729970681505415">
            <text:p>0.00730</text:p>
          </table:table-cell>
          <table:table-cell office:value-type="float" office:value="0.0232752946807874">
            <text:p>0.02328</text:p>
          </table:table-cell>
          <table:table-cell office:value-type="float" office:value="0.00658170286603243">
            <text:p>0.00658</text:p>
          </table:table-cell>
          <table:table-cell office:value-type="float" office:value="0.0056243642673368">
            <text:p>0.00562</text:p>
          </table:table-cell>
          <table:table-cell office:value-type="float" office:value="0.00592353257942919">
            <text:p>0.00592</text:p>
          </table:table-cell>
          <table:table-cell office:value-type="float" office:value="0.00586369891701071">
            <text:p>0.00586</text:p>
          </table:table-cell>
          <table:table-cell office:value-type="float" office:value="0.0035900197451086">
            <text:p>0.00359</text:p>
          </table:table-cell>
          <table:table-cell office:value-type="float" office:value="0.00622270089152157">
            <text:p>0.00622</text:p>
          </table:table-cell>
          <table:table-cell office:value-type="float" office:value="0.0046071920062227">
            <text:p>0.00461</text:p>
          </table:table-cell>
          <table:table-cell office:value-type="float" office:value="16713">
            <text:p>16713</text:p>
          </table:table-cell>
        </table:table-row>
        <table:table-row table:style-name="ro1">
          <table:table-cell office:value-type="string">
            <text:p>Obie Fernandez</text:p>
          </table:table-cell>
          <table:table-cell office:value-type="float" office:value="0.042057197788993">
            <text:p>0.04206</text:p>
          </table:table-cell>
          <table:table-cell office:value-type="float" office:value="0.0221100696947849">
            <text:p>0.02211</text:p>
          </table:table-cell>
          <table:table-cell office:value-type="float" office:value="0.0302010734599055">
            <text:p>0.03020</text:p>
          </table:table-cell>
          <table:table-cell office:value-type="float" office:value="0.0261155171032604">
            <text:p>0.02612</text:p>
          </table:table-cell>
          <table:table-cell office:value-type="float" office:value="0.0311623808379396">
            <text:p>0.03116</text:p>
          </table:table-cell>
          <table:table-cell office:value-type="float" office:value="0.0213089802130898">
            <text:p>0.02131</text:p>
          </table:table-cell>
          <table:table-cell table:number-columns-repeated="2" office:value-type="float" office:value="0.015380918048546">
            <text:p>0.01538</text:p>
          </table:table-cell>
          <table:table-cell office:value-type="float" office:value="0.00841143955779861">
            <text:p>0.00841</text:p>
          </table:table-cell>
          <table:table-cell office:value-type="float" office:value="0.00897220219498518">
            <text:p>0.00897</text:p>
          </table:table-cell>
          <table:table-cell office:value-type="float" office:value="0.018665384923496">
            <text:p>0.01867</text:p>
          </table:table-cell>
          <table:table-cell office:value-type="float" office:value="0.0109749258992229">
            <text:p>0.01097</text:p>
          </table:table-cell>
          <table:table-cell office:value-type="float" office:value="0.0076103500761035">
            <text:p>0.00761</text:p>
          </table:table-cell>
          <table:table-cell office:value-type="float" office:value="0.00672915164623888">
            <text:p>0.00673</text:p>
          </table:table-cell>
          <table:table-cell office:value-type="float" office:value="0.00745013217976448">
            <text:p>0.00745</text:p>
          </table:table-cell>
          <table:table-cell office:value-type="float" office:value="0.00432588320115357">
            <text:p>0.00433</text:p>
          </table:table-cell>
          <table:table-cell office:value-type="float" office:value="0.00520708163101818">
            <text:p>0.00521</text:p>
          </table:table-cell>
          <table:table-cell office:value-type="float" office:value="0.00432588320115357">
            <text:p>0.00433</text:p>
          </table:table-cell>
          <table:table-cell office:value-type="float" office:value="0.00488664583834014">
            <text:p>0.00489</text:p>
          </table:table-cell>
          <table:table-cell office:value-type="float" office:value="0.0030441400304414">
            <text:p>0.00304</text:p>
          </table:table-cell>
          <table:table-cell office:value-type="float" office:value="0.00312424897861091">
            <text:p>0.00312</text:p>
          </table:table-cell>
          <table:table-cell office:value-type="float" office:value="12483">
            <text:p>12483</text:p>
          </table:table-cell>
        </table:table-row>
        <table:table-row table:style-name="ro4">
          <table:table-cell>
            <draw:frame table:end-cell-address="Sheet2.K12" table:end-x="0.6343in" table:end-y="3.272in" draw:z-index="1" draw:style-name="gr1" svg:width="8.178in" svg:height="3.2071in" svg:x="0in" svg:y="0.065in">
              <draw:object draw:notify-on-update-of-ranges="Sheet2.A6:Sheet2.A6 Sheet2.B6:Sheet2.V6 Sheet2.A7:Sheet2.A7 Sheet2.B7:Sheet2.V7 Sheet2.A8:Sheet2.A8 Sheet2.B8:Sheet2.V8 Sheet2.A9:Sheet2.A9 Sheet2.B9:Sheet2.V9 Sheet2.A10:Sheet2.A10 Sheet2.B10:Sheet2.V10 Sheet2.A11:Sheet2.A11 Sheet2.B11:Sheet2.V1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Default" table:number-columns-repeated="21"/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30">09/30/2008</text:date>, <text:time>08:5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CLR</meta:initial-creator>
    <meta:creation-date>2008-09-27T23:28:17</meta:creation-date>
    <dc:creator>CLR</dc:creator>
    <dc:date>2008-09-30T08:51:08</dc:date>
    <meta:printed-by>CLR</meta:printed-by>
    <meta:print-date>2008-09-29T15:07:55</meta:print-date>
    <meta:editing-cycles>1</meta:editing-cycles>
    <meta:editing-duration>PT17H42M14S</meta:editing-duration>
    <meta:user-defined meta:name="Info 1"/>
    <meta:user-defined meta:name="Info 2"/>
    <meta:user-defined meta:name="Info 3"/>
    <meta:user-defined meta:name="Info 4"/>
    <meta:document-statistic meta:table-count="2" meta:cell-count="229" meta:object-count="2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number-style style:name="N117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9.123cm" svg:height="8.031cm" chart:class="chart:line" chart:style-name="ch1">
        <chart:legend chart:legend-position="end" svg:x="15.703cm" svg:y="3.383cm" chart:style-name="ch2"/>
        <chart:plot-area chart:style-name="ch3" table:cell-range-address="Sheet2.A1:Sheet2.V4" chart:data-source-has-labels="both" svg:x="0.382cm" svg:y="0.16cm" svg:width="14.939cm" svg:height="7.55cm">
          <chart:axis chart:dimension="x" chart:name="primary-x" chart:style-name="ch4">
            <chart:categories table:cell-range-address="Sheet2.B1:Sheet2.V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V2" chart:label-cell-address="Sheet2.A2:Sheet2.A2" chart:class="chart:line">
            <chart:data-point chart:repeated="21"/>
          </chart:series>
          <chart:series chart:style-name="ch8" chart:values-cell-range-address="Sheet2.B3:Sheet2.V3" chart:label-cell-address="Sheet2.A3:Sheet2.A3" chart:class="chart:line">
            <chart:data-point chart:repeated="21"/>
          </chart:series>
          <chart:series chart:style-name="ch9" chart:values-cell-range-address="Sheet2.B4:Sheet2.V4" chart:label-cell-address="Sheet2.A4:Sheet2.A4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e</text:p>
              </table:table-cell>
              <table:table-cell office:value-type="string">
                <text:p>a</text:p>
              </table:table-cell>
              <table:table-cell office:value-type="string">
                <text:p>to</text:p>
              </table:table-cell>
              <table:table-cell office:value-type="string">
                <text:p>and</text:p>
              </table:table-cell>
              <table:table-cell office:value-type="string">
                <text:p>of</text:p>
              </table:table-cell>
              <table:table-cell office:value-type="string">
                <text:p>I</text:p>
              </table:table-cell>
              <table:table-cell office:value-type="string">
                <text:p>in</text:p>
              </table:table-cell>
              <table:table-cell office:value-type="string">
                <text:p>is</text:p>
              </table:table-cell>
              <table:table-cell office:value-type="string">
                <text:p>s</text:p>
              </table:table-cell>
              <table:table-cell office:value-type="string">
                <text:p>it</text:p>
              </table:table-cell>
              <table:table-cell office:value-type="string">
                <text:p>that</text:p>
              </table:table-cell>
              <table:table-cell office:value-type="string">
                <text:p>for</text:p>
              </table:table-cell>
              <table:table-cell office:value-type="string">
                <text:p>on</text:p>
              </table:table-cell>
              <table:table-cell office:value-type="string">
                <text:p>you</text:p>
              </table:table-cell>
              <table:table-cell office:value-type="string">
                <text:p>with</text:p>
              </table:table-cell>
              <table:table-cell office:value-type="string">
                <text:p>are</text:p>
              </table:table-cell>
              <table:table-cell office:value-type="string">
                <text:p>this</text:p>
              </table:table-cell>
              <table:table-cell office:value-type="string">
                <text:p>have</text:p>
              </table:table-cell>
              <table:table-cell office:value-type="string">
                <text:p>The</text:p>
              </table:table-cell>
              <table:table-cell office:value-type="string">
                <text:p>or</text:p>
              </table:table-cell>
              <table:table-cell office:value-type="string">
                <text:p>but</text:p>
              </table:table-cell>
            </table:table-row>
          </table:table-header-rows>
          <table:table-rows>
            <table:table-row>
              <table:table-cell office:value-type="string">
                <text:p>Giles Bowkett '08</text:p>
              </table:table-cell>
              <table:table-cell office:value-type="float" office:value="0.0379199776941308">
                <text:p>0.0379199776941308</text:p>
              </table:table-cell>
              <table:table-cell office:value-type="float" office:value="0.0262093963474139">
                <text:p>0.0262093963474139</text:p>
              </table:table-cell>
              <table:table-cell office:value-type="float" office:value="0.0243970444723268">
                <text:p>0.0243970444723268</text:p>
              </table:table-cell>
              <table:table-cell office:value-type="float" office:value="0.0232817510107347">
                <text:p>0.0232817510107347</text:p>
              </table:table-cell>
              <table:table-cell office:value-type="float" office:value="0.0195176355778614">
                <text:p>0.0195176355778614</text:p>
              </table:table-cell>
              <table:table-cell office:value-type="float" office:value="0.0186811654816674">
                <text:p>0.0186811654816674</text:p>
              </table:table-cell>
              <table:table-cell office:value-type="float" office:value="0.0164505785584832">
                <text:p>0.0164505785584832</text:p>
              </table:table-cell>
              <table:table-cell office:value-type="float" office:value="0.013801756587202">
                <text:p>0.013801756587202</text:p>
              </table:table-cell>
              <table:table-cell office:value-type="float" office:value="0.013244109856406">
                <text:p>0.013244109856406</text:p>
              </table:table-cell>
              <table:table-cell office:value-type="float" office:value="0.0122682280775129">
                <text:p>0.0122682280775129</text:p>
              </table:table-cell>
              <table:table-cell office:value-type="float" office:value="0.0107346995678238">
                <text:p>0.0107346995678238</text:p>
              </table:table-cell>
              <table:table-cell office:value-type="float" office:value="0.00920117105813467">
                <text:p>0.00920117105813467</text:p>
              </table:table-cell>
              <table:table-cell office:value-type="float" office:value="0.00850411264463962">
                <text:p>0.00850411264463962</text:p>
              </table:table-cell>
              <table:table-cell office:value-type="float" office:value="0.00836470096194061">
                <text:p>0.00836470096194061</text:p>
              </table:table-cell>
              <table:table-cell office:value-type="float" office:value="0.00752823086574655">
                <text:p>0.00752823086574655</text:p>
              </table:table-cell>
              <table:table-cell office:value-type="float" office:value="0.0068311724522515">
                <text:p>0.0068311724522515</text:p>
              </table:table-cell>
              <table:table-cell office:value-type="float" office:value="0.0068311724522515">
                <text:p>0.0068311724522515</text:p>
              </table:table-cell>
              <table:table-cell office:value-type="float" office:value="0.00627352572145546">
                <text:p>0.00627352572145546</text:p>
              </table:table-cell>
              <table:table-cell office:value-type="float" office:value="0.00571587899065942">
                <text:p>0.00571587899065942</text:p>
              </table:table-cell>
              <table:table-cell office:value-type="float" office:value="0.00557646730796041">
                <text:p>0.00557646730796041</text:p>
              </table:table-cell>
              <table:table-cell office:value-type="float" office:value="0.00473999721176635">
                <text:p>0.00473999721176635</text:p>
              </table:table-cell>
            </table:table-row>
            <table:table-row>
              <table:table-cell office:value-type="string">
                <text:p>Giles Bowkett '07</text:p>
              </table:table-cell>
              <table:table-cell office:value-type="float" office:value="0.0366984612219103">
                <text:p>0.0366984612219103</text:p>
              </table:table-cell>
              <table:table-cell office:value-type="float" office:value="0.0261460002057583">
                <text:p>0.0261460002057583</text:p>
              </table:table-cell>
              <table:table-cell office:value-type="float" office:value="0.0263076674358108">
                <text:p>0.0263076674358108</text:p>
              </table:table-cell>
              <table:table-cell office:value-type="float" office:value="0.0202157522670155">
                <text:p>0.0202157522670155</text:p>
              </table:table-cell>
              <table:table-cell office:value-type="float" office:value="0.0196572654722888">
                <text:p>0.0196572654722888</text:p>
              </table:table-cell>
              <table:table-cell office:value-type="float" office:value="0.0172469540424156">
                <text:p>0.0172469540424156</text:p>
              </table:table-cell>
              <table:table-cell office:value-type="float" office:value="0.0147484604870593">
                <text:p>0.0147484604870593</text:p>
              </table:table-cell>
              <table:table-cell office:value-type="float" office:value="0.016468011933981">
                <text:p>0.016468011933981</text:p>
              </table:table-cell>
              <table:table-cell office:value-type="float" office:value="0.0147852030393439">
                <text:p>0.0147852030393439</text:p>
              </table:table-cell>
              <table:table-cell office:value-type="float" office:value="0.0150277038844226">
                <text:p>0.0150277038844226</text:p>
              </table:table-cell>
              <table:table-cell office:value-type="float" office:value="0.013616789876692">
                <text:p>0.013616789876692</text:p>
              </table:table-cell>
              <table:table-cell office:value-type="float" office:value="0.00831116532678826">
                <text:p>0.00831116532678826</text:p>
              </table:table-cell>
              <table:table-cell office:value-type="float" office:value="0.00654752281712497">
                <text:p>0.00654752281712497</text:p>
              </table:table-cell>
              <table:table-cell office:value-type="float" office:value="0.0146896724034038">
                <text:p>0.0146896724034038</text:p>
              </table:table-cell>
              <table:table-cell office:value-type="float" office:value="0.00595964198057054">
                <text:p>0.00595964198057054</text:p>
              </table:table-cell>
              <table:table-cell office:value-type="float" office:value="0.00482062285974633">
                <text:p>0.00482062285974633</text:p>
              </table:table-cell>
              <table:table-cell office:value-type="float" office:value="0.00658426536940962">
                <text:p>0.00658426536940962</text:p>
              </table:table-cell>
              <table:table-cell office:value-type="float" office:value="0.00496024455842801">
                <text:p>0.00496024455842801</text:p>
              </table:table-cell>
              <table:table-cell office:value-type="float" office:value="0.00501903264208345">
                <text:p>0.00501903264208345</text:p>
              </table:table-cell>
              <table:table-cell office:value-type="float" office:value="0.00378448288531915">
                <text:p>0.00378448288531915</text:p>
              </table:table-cell>
              <table:table-cell office:value-type="float" office:value="0.00618009729427845">
                <text:p>0.00618009729427845</text:p>
              </table:table-cell>
            </table:table-row>
            <table:table-row>
              <table:table-cell office:value-type="string">
                <text:p>Giles Bowkett '06</text:p>
              </table:table-cell>
              <table:table-cell office:value-type="float" office:value="0.0375292056074766">
                <text:p>0.0375292056074766</text:p>
              </table:table-cell>
              <table:table-cell office:value-type="float" office:value="0.0219772196261682">
                <text:p>0.0219772196261682</text:p>
              </table:table-cell>
              <table:table-cell office:value-type="float" office:value="0.0237295560747664">
                <text:p>0.0237295560747664</text:p>
              </table:table-cell>
              <table:table-cell office:value-type="float" office:value="0.0202978971962617">
                <text:p>0.0202978971962617</text:p>
              </table:table-cell>
              <table:table-cell office:value-type="float" office:value="0.0178884345794393">
                <text:p>0.0178884345794393</text:p>
              </table:table-cell>
              <table:table-cell office:value-type="float" office:value="0.0185455607476636">
                <text:p>0.0185455607476636</text:p>
              </table:table-cell>
              <table:table-cell office:value-type="float" office:value="0.0158440420560748">
                <text:p>0.0158440420560748</text:p>
              </table:table-cell>
              <table:table-cell office:value-type="float" office:value="0.0156980140186916">
                <text:p>0.0156980140186916</text:p>
              </table:table-cell>
              <table:table-cell office:value-type="float" office:value="0.0132155373831776">
                <text:p>0.0132155373831776</text:p>
              </table:table-cell>
              <table:table-cell office:value-type="float" office:value="0.017231308411215">
                <text:p>0.017231308411215</text:p>
              </table:table-cell>
              <table:table-cell office:value-type="float" office:value="0.0145297897196262">
                <text:p>0.0145297897196262</text:p>
              </table:table-cell>
              <table:table-cell office:value-type="float" office:value="0.00985689252336449">
                <text:p>0.00985689252336449</text:p>
              </table:table-cell>
              <table:table-cell office:value-type="float" office:value="0.00503796728971963">
                <text:p>0.00503796728971963</text:p>
              </table:table-cell>
              <table:table-cell office:value-type="float" office:value="0.0126314252336449">
                <text:p>0.0126314252336449</text:p>
              </table:table-cell>
              <table:table-cell office:value-type="float" office:value="0.0064982476635514">
                <text:p>0.0064982476635514</text:p>
              </table:table-cell>
              <table:table-cell office:value-type="float" office:value="0.00313960280373832">
                <text:p>0.00313960280373832</text:p>
              </table:table-cell>
              <table:table-cell office:value-type="float" office:value="0.00708235981308411">
                <text:p>0.00708235981308411</text:p>
              </table:table-cell>
              <table:table-cell office:value-type="float" office:value="0.0032856308411215">
                <text:p>0.0032856308411215</text:p>
              </table:table-cell>
              <table:table-cell office:value-type="float" office:value="0.00394275700934579">
                <text:p>0.00394275700934579</text:p>
              </table:table-cell>
              <table:table-cell office:value-type="float" office:value="0.0032856308411215">
                <text:p>0.0032856308411215</text:p>
              </table:table-cell>
              <table:table-cell office:value-type="float" office:value="0.00598714953271028">
                <text:p>0.005987149532710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number-style style:name="N117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color="#579d1c" draw:fill-color="#579d1c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7e0021" draw:fill-color="#7e0021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0.773cm" svg:height="8.147cm" chart:class="chart:line" chart:style-name="ch1">
        <chart:legend chart:legend-position="end" svg:x="17.441cm" svg:y="3.082cm" chart:style-name="ch2"/>
        <chart:plot-area chart:style-name="ch3" table:cell-range-address="Sheet2.A6:Sheet2.V11" chart:data-source-has-labels="both" svg:x="0.415cm" svg:y="0.162cm" svg:width="16.611cm" svg:height="7.66cm">
          <chart:axis chart:dimension="x" chart:name="primary-x" chart:style-name="ch4">
            <chart:categories table:cell-range-address="Sheet2.B6:Sheet2.V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7:Sheet2.V7" chart:label-cell-address="Sheet2.A7:Sheet2.A7" chart:class="chart:line">
            <chart:data-point chart:repeated="21"/>
          </chart:series>
          <chart:series chart:style-name="ch8" chart:values-cell-range-address="Sheet2.B8:Sheet2.V8" chart:label-cell-address="Sheet2.A8:Sheet2.A8" chart:class="chart:line">
            <chart:data-point chart:repeated="21"/>
          </chart:series>
          <chart:series chart:style-name="ch9" chart:values-cell-range-address="Sheet2.B9:Sheet2.V9" chart:label-cell-address="Sheet2.A9:Sheet2.A9" chart:class="chart:line">
            <chart:data-point chart:repeated="21"/>
          </chart:series>
          <chart:series chart:style-name="ch10" chart:values-cell-range-address="Sheet2.B10:Sheet2.V10" chart:label-cell-address="Sheet2.A10:Sheet2.A10" chart:class="chart:line">
            <chart:data-point chart:repeated="21"/>
          </chart:series>
          <chart:series chart:style-name="ch11" chart:values-cell-range-address="Sheet2.B11:Sheet2.V11" chart:label-cell-address="Sheet2.A11:Sheet2.A11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e</text:p>
              </table:table-cell>
              <table:table-cell office:value-type="string">
                <text:p>a</text:p>
              </table:table-cell>
              <table:table-cell office:value-type="string">
                <text:p>to</text:p>
              </table:table-cell>
              <table:table-cell office:value-type="string">
                <text:p>and</text:p>
              </table:table-cell>
              <table:table-cell office:value-type="string">
                <text:p>of</text:p>
              </table:table-cell>
              <table:table-cell office:value-type="string">
                <text:p>I</text:p>
              </table:table-cell>
              <table:table-cell office:value-type="string">
                <text:p>in</text:p>
              </table:table-cell>
              <table:table-cell office:value-type="string">
                <text:p>is</text:p>
              </table:table-cell>
              <table:table-cell office:value-type="string">
                <text:p>s</text:p>
              </table:table-cell>
              <table:table-cell office:value-type="string">
                <text:p>it</text:p>
              </table:table-cell>
              <table:table-cell office:value-type="string">
                <text:p>that</text:p>
              </table:table-cell>
              <table:table-cell office:value-type="string">
                <text:p>for</text:p>
              </table:table-cell>
              <table:table-cell office:value-type="string">
                <text:p>on</text:p>
              </table:table-cell>
              <table:table-cell office:value-type="string">
                <text:p>you</text:p>
              </table:table-cell>
              <table:table-cell office:value-type="string">
                <text:p>with</text:p>
              </table:table-cell>
              <table:table-cell office:value-type="string">
                <text:p>are</text:p>
              </table:table-cell>
              <table:table-cell office:value-type="string">
                <text:p>this</text:p>
              </table:table-cell>
              <table:table-cell office:value-type="string">
                <text:p>have</text:p>
              </table:table-cell>
              <table:table-cell office:value-type="string">
                <text:p>The</text:p>
              </table:table-cell>
              <table:table-cell office:value-type="string">
                <text:p>or</text:p>
              </table:table-cell>
              <table:table-cell office:value-type="string">
                <text:p>but</text:p>
              </table:table-cell>
            </table:table-row>
          </table:table-header-rows>
          <table:table-rows>
            <table:table-row>
              <table:table-cell office:value-type="string">
                <text:p>Giles Bowkett</text:p>
              </table:table-cell>
              <table:table-cell office:value-type="float" office:value="0.0373825481745059">
                <text:p>0.0373825481745059</text:p>
              </table:table-cell>
              <table:table-cell office:value-type="float" office:value="0.0247775387264468">
                <text:p>0.0247775387264468</text:p>
              </table:table-cell>
              <table:table-cell office:value-type="float" office:value="0.024811422660968">
                <text:p>0.024811422660968</text:p>
              </table:table-cell>
              <table:table-cell office:value-type="float" office:value="0.0212651334913373">
                <text:p>0.0212651334913373</text:p>
              </table:table-cell>
              <table:table-cell office:value-type="float" office:value="0.0190211118765298">
                <text:p>0.0190211118765298</text:p>
              </table:table-cell>
              <table:table-cell office:value-type="float" office:value="0.0181578934239155">
                <text:p>0.0181578934239155</text:p>
              </table:table-cell>
              <table:table-cell office:value-type="float" office:value="0.0156810270338724">
                <text:p>0.0156810270338724</text:p>
              </table:table-cell>
              <table:table-cell office:value-type="float" office:value="0.0153225941799582">
                <text:p>0.0153225941799582</text:p>
              </table:table-cell>
              <table:table-cell office:value-type="float" office:value="0.0137482834263092">
                <text:p>0.0137482834263092</text:p>
              </table:table-cell>
              <table:table-cell office:value-type="float" office:value="0.0148424134577168">
                <text:p>0.0148424134577168</text:p>
              </table:table-cell>
              <table:table-cell office:value-type="float" office:value="0.0129604263880473">
                <text:p>0.0129604263880473</text:p>
              </table:table-cell>
              <table:table-cell office:value-type="float" office:value="0.00912307630276247">
                <text:p>0.00912307630276247</text:p>
              </table:table-cell>
              <table:table-cell office:value-type="float" office:value="0.00669653425049474">
                <text:p>0.00669653425049474</text:p>
              </table:table-cell>
              <table:table-cell office:value-type="float" office:value="0.0118952661996631">
                <text:p>0.0118952661996631</text:p>
              </table:table-cell>
              <table:table-cell office:value-type="float" office:value="0.00666204016995616">
                <text:p>0.00666204016995616</text:p>
              </table:table-cell>
              <table:table-cell office:value-type="float" office:value="0.00493046603857872">
                <text:p>0.00493046603857872</text:p>
              </table:table-cell>
              <table:table-cell office:value-type="float" office:value="0.00683259921158174">
                <text:p>0.00683259921158174</text:p>
              </table:table-cell>
              <table:table-cell office:value-type="float" office:value="0.00483980037366832">
                <text:p>0.00483980037366832</text:p>
              </table:table-cell>
              <table:table-cell office:value-type="float" office:value="0.00489255621402955">
                <text:p>0.00489255621402955</text:p>
              </table:table-cell>
              <table:table-cell office:value-type="float" office:value="0.00421552701146702">
                <text:p>0.00421552701146702</text:p>
              </table:table-cell>
              <table:table-cell office:value-type="float" office:value="0.00563574801291836">
                <text:p>0.00563574801291836</text:p>
              </table:table-cell>
            </table:table-row>
            <table:table-row>
              <table:table-cell office:value-type="string">
                <text:p>Zed Shaw</text:p>
              </table:table-cell>
              <table:table-cell office:value-type="float" office:value="0.0335371179039301">
                <text:p>0.0335371179039301</text:p>
              </table:table-cell>
              <table:table-cell office:value-type="float" office:value="0.022882096069869">
                <text:p>0.022882096069869</text:p>
              </table:table-cell>
              <table:table-cell office:value-type="float" office:value="0.0323144104803493">
                <text:p>0.0323144104803493</text:p>
              </table:table-cell>
              <table:table-cell office:value-type="float" office:value="0.0289956331877729">
                <text:p>0.0289956331877729</text:p>
              </table:table-cell>
              <table:table-cell office:value-type="float" office:value="0.0120524017467249">
                <text:p>0.0120524017467249</text:p>
              </table:table-cell>
              <table:table-cell office:value-type="float" office:value="0.0309170305676856">
                <text:p>0.0309170305676856</text:p>
              </table:table-cell>
              <table:table-cell office:value-type="float" office:value="0.0120524017467249">
                <text:p>0.0120524017467249</text:p>
              </table:table-cell>
              <table:table-cell office:value-type="float" office:value="0.00995633187772926">
                <text:p>0.00995633187772926</text:p>
              </table:table-cell>
              <table:table-cell office:value-type="float" office:value="0.0104803493449782">
                <text:p>0.0104803493449782</text:p>
              </table:table-cell>
              <table:table-cell office:value-type="float" office:value="0.0118777292576419">
                <text:p>0.0118777292576419</text:p>
              </table:table-cell>
              <table:table-cell office:value-type="float" office:value="0.0122270742358079">
                <text:p>0.0122270742358079</text:p>
              </table:table-cell>
              <table:table-cell office:value-type="float" office:value="0.0103056768558952">
                <text:p>0.0103056768558952</text:p>
              </table:table-cell>
              <table:table-cell office:value-type="float" office:value="0.0101310043668122">
                <text:p>0.0101310043668122</text:p>
              </table:table-cell>
              <table:table-cell office:value-type="float" office:value="0.0106550218340611">
                <text:p>0.0106550218340611</text:p>
              </table:table-cell>
              <table:table-cell office:value-type="float" office:value="0.00803493449781659">
                <text:p>0.00803493449781659</text:p>
              </table:table-cell>
              <table:table-cell office:value-type="float" office:value="0.00436681222707424">
                <text:p>0.00436681222707424</text:p>
              </table:table-cell>
              <table:table-cell office:value-type="float" office:value="0.00436681222707424">
                <text:p>0.00436681222707424</text:p>
              </table:table-cell>
              <table:table-cell office:value-type="float" office:value="0.00489082969432314">
                <text:p>0.00489082969432314</text:p>
              </table:table-cell>
              <table:table-cell office:value-type="float" office:value="0.00419213973799127">
                <text:p>0.00419213973799127</text:p>
              </table:table-cell>
              <table:table-cell office:value-type="float" office:value="0.00558951965065502">
                <text:p>0.00558951965065502</text:p>
              </table:table-cell>
              <table:table-cell office:value-type="float" office:value="0.00558951965065502">
                <text:p>0.00558951965065502</text:p>
              </table:table-cell>
            </table:table-row>
            <table:table-row>
              <table:table-cell office:value-type="string">
                <text:p>DHH</text:p>
              </table:table-cell>
              <table:table-cell office:value-type="float" office:value="0.0449193435045364">
                <text:p>0.0449193435045364</text:p>
              </table:table-cell>
              <table:table-cell office:value-type="float" office:value="0.0244858441213673">
                <text:p>0.0244858441213673</text:p>
              </table:table-cell>
              <table:table-cell office:value-type="float" office:value="0.028405453097428">
                <text:p>0.028405453097428</text:p>
              </table:table-cell>
              <table:table-cell office:value-type="float" office:value="0.0202929556350235">
                <text:p>0.0202929556350235</text:p>
              </table:table-cell>
              <table:table-cell office:value-type="float" office:value="0.0283898371254119">
                <text:p>0.0283898371254119</text:p>
              </table:table-cell>
              <table:table-cell office:value-type="float" office:value="0.0171619532457798">
                <text:p>0.0171619532457798</text:p>
              </table:table-cell>
              <table:table-cell office:value-type="float" office:value="0.0132033043396786">
                <text:p>0.0132033043396786</text:p>
              </table:table-cell>
              <table:table-cell office:value-type="float" office:value="0.0114465074878586">
                <text:p>0.0114465074878586</text:p>
              </table:table-cell>
              <table:table-cell office:value-type="float" office:value="0.0118603307462873">
                <text:p>0.0118603307462873</text:p>
              </table:table-cell>
              <table:table-cell office:value-type="float" office:value="0.0112825397816887">
                <text:p>0.0112825397816887</text:p>
              </table:table-cell>
              <table:table-cell office:value-type="float" office:value="0.0141324546746412">
                <text:p>0.0141324546746412</text:p>
              </table:table-cell>
              <table:table-cell office:value-type="float" office:value="0.011134188047535">
                <text:p>0.011134188047535</text:p>
              </table:table-cell>
              <table:table-cell office:value-type="float" office:value="0.0100176460483783">
                <text:p>0.0100176460483783</text:p>
              </table:table-cell>
              <table:table-cell office:value-type="float" office:value="0.00796414572825085">
                <text:p>0.00796414572825085</text:p>
              </table:table-cell>
              <table:table-cell office:value-type="float" office:value="0.00825304121055015">
                <text:p>0.00825304121055015</text:p>
              </table:table-cell>
              <table:table-cell office:value-type="float" office:value="0.00348236175960773">
                <text:p>0.00348236175960773</text:p>
              </table:table-cell>
              <table:table-cell office:value-type="float" office:value="0.00394303293408498">
                <text:p>0.00394303293408498</text:p>
              </table:table-cell>
              <table:table-cell office:value-type="float" office:value="0.00466136764682918">
                <text:p>0.00466136764682918</text:p>
              </table:table-cell>
              <table:table-cell office:value-type="float" office:value="0.00459109577275638">
                <text:p>0.00459109577275638</text:p>
              </table:table-cell>
              <table:table-cell office:value-type="float" office:value="0.00281087496291207">
                <text:p>0.00281087496291207</text:p>
              </table:table-cell>
              <table:table-cell office:value-type="float" office:value="0.00330277808142168">
                <text:p>0.00330277808142168</text:p>
              </table:table-cell>
            </table:table-row>
            <table:table-row>
              <table:table-cell office:value-type="string">
                <text:p>Amy Hoy</text:p>
              </table:table-cell>
              <table:table-cell office:value-type="float" office:value="0.0394902171961946">
                <text:p>0.0394902171961946</text:p>
              </table:table-cell>
              <table:table-cell office:value-type="float" office:value="0.0226769580566026">
                <text:p>0.0226769580566026</text:p>
              </table:table-cell>
              <table:table-cell office:value-type="float" office:value="0.026984981750733">
                <text:p>0.026984981750733</text:p>
              </table:table-cell>
              <table:table-cell office:value-type="float" office:value="0.0217794531203255">
                <text:p>0.0217794531203255</text:p>
              </table:table-cell>
              <table:table-cell office:value-type="float" office:value="0.0197451085980973">
                <text:p>0.0197451085980973</text:p>
              </table:table-cell>
              <table:table-cell office:value-type="float" office:value="0.0159755878657333">
                <text:p>0.0159755878657333</text:p>
              </table:table-cell>
              <table:table-cell office:value-type="float" office:value="0.0150780829294561">
                <text:p>0.0150780829294561</text:p>
              </table:table-cell>
              <table:table-cell office:value-type="float" office:value="0.0104110572608149">
                <text:p>0.0104110572608149</text:p>
              </table:table-cell>
              <table:table-cell office:value-type="float" office:value="0.0117872314964399">
                <text:p>0.0117872314964399</text:p>
              </table:table-cell>
              <table:table-cell office:value-type="float" office:value="0.0154969185663854">
                <text:p>0.0154969185663854</text:p>
              </table:table-cell>
              <table:table-cell office:value-type="float" office:value="0.0125650691078801">
                <text:p>0.0125650691078801</text:p>
              </table:table-cell>
              <table:table-cell office:value-type="float" office:value="0.00843654640100521">
                <text:p>0.00843654640100521</text:p>
              </table:table-cell>
              <table:table-cell office:value-type="float" office:value="0.00729970681505415">
                <text:p>0.00729970681505415</text:p>
              </table:table-cell>
              <table:table-cell office:value-type="float" office:value="0.0232752946807874">
                <text:p>0.0232752946807874</text:p>
              </table:table-cell>
              <table:table-cell office:value-type="float" office:value="0.00658170286603243">
                <text:p>0.00658170286603243</text:p>
              </table:table-cell>
              <table:table-cell office:value-type="float" office:value="0.0056243642673368">
                <text:p>0.0056243642673368</text:p>
              </table:table-cell>
              <table:table-cell office:value-type="float" office:value="0.00592353257942919">
                <text:p>0.00592353257942919</text:p>
              </table:table-cell>
              <table:table-cell office:value-type="float" office:value="0.00586369891701071">
                <text:p>0.00586369891701071</text:p>
              </table:table-cell>
              <table:table-cell office:value-type="float" office:value="0.0035900197451086">
                <text:p>0.0035900197451086</text:p>
              </table:table-cell>
              <table:table-cell office:value-type="float" office:value="0.00622270089152157">
                <text:p>0.00622270089152157</text:p>
              </table:table-cell>
              <table:table-cell office:value-type="float" office:value="0.0046071920062227">
                <text:p>0.0046071920062227</text:p>
              </table:table-cell>
            </table:table-row>
            <table:table-row>
              <table:table-cell office:value-type="string">
                <text:p>Obie Fernandez</text:p>
              </table:table-cell>
              <table:table-cell office:value-type="float" office:value="0.042057197788993">
                <text:p>0.042057197788993</text:p>
              </table:table-cell>
              <table:table-cell office:value-type="float" office:value="0.0221100696947849">
                <text:p>0.0221100696947849</text:p>
              </table:table-cell>
              <table:table-cell office:value-type="float" office:value="0.0302010734599055">
                <text:p>0.0302010734599055</text:p>
              </table:table-cell>
              <table:table-cell office:value-type="float" office:value="0.0261155171032604">
                <text:p>0.0261155171032604</text:p>
              </table:table-cell>
              <table:table-cell office:value-type="float" office:value="0.0311623808379396">
                <text:p>0.0311623808379396</text:p>
              </table:table-cell>
              <table:table-cell office:value-type="float" office:value="0.0213089802130898">
                <text:p>0.0213089802130898</text:p>
              </table:table-cell>
              <table:table-cell office:value-type="float" office:value="0.015380918048546">
                <text:p>0.015380918048546</text:p>
              </table:table-cell>
              <table:table-cell office:value-type="float" office:value="0.015380918048546">
                <text:p>0.015380918048546</text:p>
              </table:table-cell>
              <table:table-cell office:value-type="float" office:value="0.00841143955779861">
                <text:p>0.00841143955779861</text:p>
              </table:table-cell>
              <table:table-cell office:value-type="float" office:value="0.00897220219498518">
                <text:p>0.00897220219498518</text:p>
              </table:table-cell>
              <table:table-cell office:value-type="float" office:value="0.018665384923496">
                <text:p>0.018665384923496</text:p>
              </table:table-cell>
              <table:table-cell office:value-type="float" office:value="0.0109749258992229">
                <text:p>0.0109749258992229</text:p>
              </table:table-cell>
              <table:table-cell office:value-type="float" office:value="0.0076103500761035">
                <text:p>0.0076103500761035</text:p>
              </table:table-cell>
              <table:table-cell office:value-type="float" office:value="0.00672915164623888">
                <text:p>0.00672915164623888</text:p>
              </table:table-cell>
              <table:table-cell office:value-type="float" office:value="0.00745013217976448">
                <text:p>0.00745013217976448</text:p>
              </table:table-cell>
              <table:table-cell office:value-type="float" office:value="0.00432588320115357">
                <text:p>0.00432588320115357</text:p>
              </table:table-cell>
              <table:table-cell office:value-type="float" office:value="0.00520708163101818">
                <text:p>0.00520708163101818</text:p>
              </table:table-cell>
              <table:table-cell office:value-type="float" office:value="0.00432588320115357">
                <text:p>0.00432588320115357</text:p>
              </table:table-cell>
              <table:table-cell office:value-type="float" office:value="0.00488664583834014">
                <text:p>0.00488664583834014</text:p>
              </table:table-cell>
              <table:table-cell office:value-type="float" office:value="0.0030441400304414">
                <text:p>0.0030441400304414</text:p>
              </table:table-cell>
              <table:table-cell office:value-type="float" office:value="0.00312424897861091">
                <text:p>0.003124248978610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